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top="0in" fo:margin-bottom="0in" fo:line-height="100%"/>
      <style:text-properties style:font-name="Georgia" fo:font-size="12pt" style:font-size-asian="12pt" style:font-size-complex="12pt"/>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0"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11"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fo:font-size="10.5pt" style:font-size-asian="10.5pt" style:font-size-complex="10.5pt"/>
    </style:style>
    <style:style style:name="P12"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fo:font-weight="normal" style:font-weight-asian="normal" style:font-weight-complex="normal"/>
    </style:style>
    <style:style style:name="T1" style:family="text">
      <style:text-properties fo:font-weight="bold" style:font-weight-asian="bold" style:font-name-complex="Times New Roman1"/>
    </style:style>
    <style:style style:name="T2" style:family="text">
      <style:text-properties fo:font-weight="bold" style:font-name-asian="Georgia" style:font-weight-asian="bold" style:font-name-complex="Georgia" style:font-weight-complex="bold"/>
    </style:style>
    <style:style style:name="T3" style:family="text">
      <style:text-properties style:font-name-complex="Times New Roman1"/>
    </style:style>
    <style:style style:name="T4" style:family="text">
      <style:text-properties fo:color="#800000" style:font-name="Georgia"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5" style:family="text">
      <style:text-properties style:use-window-font-color="true"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6" style:family="text">
      <style:text-properties style:use-window-font-color="true" style:font-name="Georgia" fo:font-size="11pt" fo:font-style="normal" style:font-name-asian="Georgia" style:font-size-asian="11pt" style:font-style-asian="normal" style:font-name-complex="Georgia" style:font-size-complex="11pt" style:font-style-complex="normal"/>
    </style:style>
    <style:style style:name="T7" style:family="text">
      <style:text-properties style:use-window-font-color="true" style:font-name="Georgia" fo:font-size="11pt" style:font-name-asian="Georgia" style:font-size-asian="11pt" style:font-name-complex="Georgia" style:font-size-complex="11pt"/>
    </style:style>
    <style:style style:name="T8" style:family="text">
      <style:text-properties style:use-window-font-color="true" fo:font-size="11pt" style:font-name-asian="Georgia" style:font-size-asian="11pt" style:font-name-complex="Georgia" style:font-size-complex="11pt"/>
    </style:style>
    <style:style style:name="T9" style:family="text">
      <style:text-properties fo:color="#808080" style:font-name="Georgia" fo:font-size="11pt" fo:font-style="italic" style:font-name-asian="Georgia" style:font-size-asian="11pt" style:font-style-asian="italic" style:font-name-complex="Georgia" style:font-size-complex="11pt" style:font-style-complex="italic"/>
    </style:style>
    <style:style style:name="T10" style:family="text">
      <style:text-properties fo:color="#008080"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1" style:family="text">
      <style:text-properties fo:color="#008080" style:font-name="Georgia" fo:font-size="11pt" fo:font-style="normal" style:font-name-asian="Georgia" style:font-size-asian="11pt" style:font-style-asian="normal" style:font-name-complex="Georgia" style:font-size-complex="11pt" style:font-style-complex="normal"/>
    </style:style>
    <style:style style:name="T12" style:family="text">
      <style:text-properties fo:color="#008080" style:font-name="Georgia" fo:font-size="11pt" style:font-name-asian="Georgia" style:font-size-asian="11pt" style:font-name-complex="Georgia" style:font-size-complex="11pt"/>
    </style:style>
    <style:style style:name="T13" style:family="text">
      <style:text-properties fo:color="#008080" fo:font-size="11pt" style:font-name-asian="Georgia" style:font-size-asian="11pt" style:font-name-complex="Georgia" style:font-size-complex="11pt"/>
    </style:style>
    <style:style style:name="T14" style:family="text">
      <style:text-properties fo:font-weight="normal" style:font-name-asian="Georgia" style:font-weight-asian="normal" style:font-name-complex="Georgia" style:font-weight-complex="normal"/>
    </style:style>
    <style:style style:name="T15" style:family="text">
      <style:text-properties fo:font-style="italic" fo:font-weight="normal" style:font-name-asian="Georgia" style:font-style-asian="italic" style:font-weight-asian="normal" style:font-name-complex="Georgia" style:font-style-complex="italic" style:font-weight-complex="normal"/>
    </style:style>
    <style:style style:name="T16" style:family="text">
      <style:text-properties fo:font-style="normal" fo:font-weight="normal" style:font-name-asian="Georgia" style:font-style-asian="normal" style:font-weight-asian="normal" style:font-name-complex="Georgia" style:font-style-complex="normal" style:font-weight-complex="normal"/>
    </style:style>
    <style:style style:name="T17" style:family="text">
      <style:text-properties style:font-name="Georgia" fo:font-style="normal" fo:font-weight="normal" style:font-name-asian="Georgia" style:font-style-asian="normal" style:font-weight-asian="normal" style:font-name-complex="Georgia" style:font-style-complex="normal" style:font-weight-complex="normal"/>
    </style:style>
    <style:style style:name="T18" style:family="text">
      <style:text-properties style:font-name="Georgia" fo:font-style="italic" fo:font-weight="normal" style:font-name-asian="Georgia" style:font-style-asian="italic" style:font-weight-asian="normal" style:font-name-complex="Georgia" style:font-style-complex="italic" style:font-weight-complex="normal"/>
    </style:style>
    <style:style style:name="T19" style:family="text">
      <style:text-properties style:font-name="Georgia" fo:font-size="11pt" style:font-name-asian="Georgia" style:font-size-asian="11pt" style:font-name-complex="Georgia" style:font-size-complex="11pt"/>
    </style:style>
    <style:style style:name="T20" style:family="text">
      <style:text-properties style:font-name="Georgia" fo:font-size="11pt" fo:font-style="italic" style:font-name-asian="Georgia" style:font-size-asian="11pt" style:font-style-asian="italic" style:font-name-complex="Georgia" style:font-size-complex="11pt" style:font-style-complex="italic"/>
    </style:style>
    <style:style style:name="T21" style:family="text">
      <style:text-properties style:font-name="Georgia" fo:font-size="11pt" fo:font-style="normal" style:font-name-asian="Georgia" style:font-size-asian="11pt" style:font-style-asian="normal" style:font-name-complex="Georgia" style:font-size-complex="11pt" style:font-style-complex="normal"/>
    </style:style>
    <style:style style:name="T22" style:family="text">
      <style:text-properties style:font-name="Georgia"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23" style:family="text">
      <style:text-properties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4" style:family="text">
      <style:text-properties fo:color="#000000" fo:font-style="normal" fo:font-weight="normal" style:font-name-asian="Georgia" style:font-style-asian="normal" style:font-weight-asian="normal" style:font-name-complex="Georgia" style:font-style-complex="normal" style:font-weight-complex="normal"/>
    </style:style>
    <style:style style:name="T25" style:family="text">
      <style:text-properties fo:color="#ff0000" style:font-name="Georgia" fo:font-size="11pt" fo:font-style="normal" style:font-name-asian="Georgia" style:font-size-asian="11pt" style:font-style-asian="normal" style:font-name-complex="Georgia" style:font-size-complex="11pt" style:font-style-complex="normal"/>
    </style:style>
    <style:style style:name="T26" style:family="text">
      <style:text-properties fo:color="#ff0000"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7" style:family="text">
      <style:text-properties fo:font-size="11pt" style:font-name-asian="Georgia" style:font-size-asian="11pt" style:font-name-complex="Georgia"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Image of Adam the Second</text:p>
      <text:p text:style-name="P1"/>
      <text:p text:style-name="P2"><text:span text:style-name="T1">Read:</text:span><text:span text:style-name="T3"> Luke 20:19-25; I Corinthians 15:45-49</text:span></text:p>
      <text:p text:style-name="P3"/>
      <text:p text:style-name="P4"><text:span text:style-name="T1">Text:</text:span><text:span text:style-name="T3"> I Corinthians 15:49 “</text:span><text:span text:style-name="T24">And as we have borne the image of the earthy, we shall also bear the image of the heavenly.”</text:span></text:p>
      <text:p text:style-name="P5"/>
      <text:h text:style-name="P4" text:outline-level="3"><text:span text:style-name="T1">Introduction:</text:span><text:span text:style-name="T3"> Ravi Zacharis talks about the question of taxes that is referenced in Luke's Gospel. When </text:span></text:h>
      <text:p text:style-name="P6"/>
      <text:p text:style-name="P9"><text:span text:style-name="T2">1Co 15:45</text:span><text:span text:style-name="T14"> <text:s/>And so it is written, The first man Adam was made a living soul; the last Adam </text:span><text:span text:style-name="T15">was made</text:span><text:span text:style-name="T16"> a quickening spirit. </text:span></text:p>
      <text:p text:style-name="P11"><text:span text:style-name="T17">1Co 15:46</text:span><text:span text:style-name="T17"> <text:s/>Howbeit that </text:span><text:span text:style-name="T18">was</text:span><text:span text:style-name="T17"> not first which is spiritual, but that which is natural; and afterward that which is spiritual. </text:span></text:p>
      <text:p text:style-name="P11"><text:span text:style-name="T17">1Co 15:47</text:span><text:span text:style-name="T17"> <text:s/>The first man </text:span><text:span text:style-name="T18">is</text:span><text:span text:style-name="T17"> of the earth, earthy: the second man </text:span><text:span text:style-name="T18">is</text:span><text:span text:style-name="T17"> the Lord from heaven. </text:span></text:p>
      <text:p text:style-name="P11"><text:span text:style-name="T17">1Co 15:48</text:span><text:span text:style-name="T17"> <text:s/>As </text:span><text:span text:style-name="T18">is</text:span><text:span text:style-name="T17"> the earthy, such </text:span><text:span text:style-name="T18">are</text:span><text:span text:style-name="T17"> they also that are earthy: and as </text:span><text:span text:style-name="T18">is</text:span><text:span text:style-name="T17"> the heavenly, such </text:span><text:span text:style-name="T18">are</text:span><text:span text:style-name="T17"> they also that are heavenly. </text:span></text:p>
      <text:p text:style-name="P11"><text:span text:style-name="T17">1Co 15:49 <text:s/>And as we have borne the image of the earthy, we shall also bear the image of the heavenly. </text:span></text:p>
      <text:p text:style-name="P11"><text:span text:style-name="T17"/></text:p>
      <text:p text:style-name="P9">First Adam Fell<text:tab/></text:p>
      <text:p text:style-name="P9">Second Adam Arose</text:p>
      <text:p text:style-name="P9"/>
      <text:p text:style-name="P9">First Adam deceived by satan/snake in garden<text:tab/></text:p>
      <text:p text:style-name="P9">Second Adam defeated satan/snake in garden</text:p>
      <text:p text:style-name="P9"/>
      <text:p text:style-name="P9">First Adam sinned</text:p>
      <text:p text:style-name="P9">Second Adam sinless</text:p>
      <text:p text:style-name="P9"/>
      <text:p text:style-name="P9">Matterhorn climbers</text:p>
      <text:p text:style-name="P9"/>
      <text:p text:style-name="P10"><text:span text:style-name="T27">Luk 20:19</text:span><text:span text:style-name="T27"> <text:s/>And the chief priests and the scribes the same hour sought to lay hands on him; and they feared the people: for they perceived that he had spoken this parable against them. </text:span></text:p>
      <text:p text:style-name="P12"><text:span text:style-name="T19">Luk 20:20</text:span><text:span text:style-name="T19"> <text:s/>And they watched </text:span><text:span text:style-name="T20">him,</text:span><text:span text:style-name="T21"> and sent forth spies, which should feign themselves just men, that they might take hold of his words, that so they might deliver him unto the power and authority of the governor. </text:span></text:p>
      <text:p text:style-name="P12"><text:span text:style-name="T21">Luk 20:21</text:span><text:span text:style-name="T21"> <text:s/>And they asked him, saying, Master, we know that thou sayest and teachest rightly, neither acceptest thou the person </text:span><text:span text:style-name="T20">of any,</text:span><text:span text:style-name="T21"> but teachest the way of God truly: </text:span></text:p>
      <text:p text:style-name="P12"><text:span text:style-name="T21">Luk 20:22</text:span><text:span text:style-name="T21"> <text:s/>Is it lawful for us to give tribute unto Caesar, or no? </text:span></text:p>
      <text:p text:style-name="P12"><text:span text:style-name="T21">Luk 20:23</text:span><text:span text:style-name="T21"> <text:s/>But he perceived their craftiness, and said unto them, </text:span><text:span text:style-name="T21">Why tempt ye me?</text:span><text:span text:style-name="T21"> </text:span></text:p>
      <text:p text:style-name="P12"><text:span text:style-name="T21">Luk 20:24</text:span><text:span text:style-name="T21"> <text:s/></text:span><text:span text:style-name="T21">Shew me a penny. Whose image and superscription hath it?</text:span><text:span text:style-name="T21"> They answered and said, Caesar's. </text:span></text:p>
      <text:p text:style-name="P12"><text:span text:style-name="T21">Luk 20:25</text:span><text:span text:style-name="T21"> <text:s/>And he said unto them, </text:span><text:span text:style-name="T21">Render therefore unto Caesar the things which be Caesar's, and unto God the things which be God's.</text:span><text:span text:style-name="T21">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7-04-14T10:02:52.18</dc:date>
    <meta:editing-duration>PT33M36S</meta:editing-duration>
    <meta:generator>OpenOffice/4.1.2$Win32 OpenOffice.org_project/412m3$Build-9782</meta:generator>
    <meta:document-statistic meta:table-count="0" meta:image-count="0" meta:object-count="0" meta:page-count="1" meta:paragraph-count="23" meta:word-count="359" meta:character-count="19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